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 table:number-rows-repeated="14">
          <table:table-cell table:number-columns-repeated="1024"/>
        </table:table-row>
        <table:table-row table:style-name="ro2">
          <table:table-cell/>
          <table:table-cell office:value-type="string">
            <text:p>le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ar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2</text:p>
          </table:table-cell>
          <table:table-cell table:number-columns-repeated="2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x+a*v1.x+b*v2.x" office:value-type="float" office:value="1">
            <text:p>1</text:p>
          </table:table-cell>
          <table:table-cell table:formula="of:=y+a*v1.y + b*v2.y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x" table:base-cell-address="$Sheet3.$C$24" table:cell-range-address="$Sheet2.$C$19"/>
        <table:named-range table:name="y" table:base-cell-address="$Sheet3.$C$24" table:cell-range-address="$Sheet2.$D$19"/>
        <table:named-range table:name="v1.x" table:base-cell-address="$Sheet3.$C$24" table:cell-range-address="$Sheet2.$C$21"/>
        <table:named-range table:name="v1.y" table:base-cell-address="$Sheet3.$C$24" table:cell-range-address="$Sheet2.$D$21"/>
        <table:named-range table:name="v2.x" table:base-cell-address="$Sheet3.$C$24" table:cell-range-address="$Sheet2.$C$22"/>
        <table:named-range table:name="v2.y" table:base-cell-address="$Sheet3.$C$24" table:cell-range-address="$Sheet2.$D$22"/>
        <table:named-range table:name="a" table:base-cell-address="$Sheet3.$C$24" table:cell-range-address="$Sheet2.$B$24"/>
        <table:named-range table:name="b" table:base-cell-address="$Sheet3.$C$24" table:cell-range-address="$Sheet2.$B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1/13/2013</text:date>, <text:time>12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13T12:36:59.74</dc:date>
    <meta:editing-duration>P21DT3H24M24S</meta:editing-duration>
    <meta:editing-cycles>6</meta:editing-cycles>
    <meta:generator>OpenOffice.org/3.4.1$Win32 OpenOffice.org_project/341m1$Build-9593</meta:generator>
    <meta:document-statistic meta:table-count="2" meta:cell-count="21" meta:object-count="0"/>
  </office:meta>
</office:document-meta>
</file>